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oogle Sans" svg:font-family="'Google Sans'" style:font-family-generic="swiss" style:font-pitch="variable"/>
    <style:font-face style:name="Google Sans Text" svg:font-family="'Google Sans Text'" style:font-family-generic="swiss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cm" fo:margin-bottom="0.212cm" style:contextual-spacing="false" fo:line-height="115%" style:page-number="1" fo:padding="0cm" fo:border="none"/>
      <style:text-properties officeooo:paragraph-rsid="000a93e8"/>
    </style:style>
    <style:style style:name="P2" style:family="paragraph" style:parent-style-name="Standard">
      <style:paragraph-properties fo:margin-top="0cm" fo:margin-bottom="0.423cm" style:contextual-spacing="false" fo:line-height="115%" fo:padding="0cm" fo:border="none" style:shadow="none" style:join-border="false"/>
      <style:text-properties fo:color="#1b1c1d" loext:opacity="100%" style:font-name="Google Sans" officeooo:paragraph-rsid="000a93e8" style:font-name-asian="Google Sans1" style:font-name-complex="Google Sans1"/>
    </style:style>
    <style:style style:name="P3" style:family="paragraph" style:parent-style-name="Heading_20_4">
      <style:paragraph-properties fo:margin-top="0cm" fo:margin-bottom="0.212cm" style:contextual-spacing="false" fo:line-height="115%" fo:padding="0cm" fo:border="none"/>
      <style:text-properties officeooo:paragraph-rsid="000a93e8"/>
    </style:style>
    <style:style style:name="P4" style:family="paragraph" style:parent-style-name="Standard">
      <style:paragraph-properties fo:margin-top="0cm" fo:margin-bottom="0.423cm" style:contextual-spacing="false" fo:line-height="115%" fo:padding="0cm" fo:border="none" style:shadow="none" style:join-border="false"/>
      <style:text-properties officeooo:paragraph-rsid="000a93e8"/>
    </style:style>
    <style:style style:name="P5" style:family="paragraph" style:parent-style-name="Standard">
      <style:paragraph-properties fo:margin-top="0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6" style:family="paragraph" style:parent-style-name="Standard" style:list-style-name="WWNum1">
      <style:paragraph-properties fo:line-height="115%" fo:padding="0cm" fo:border="none" style:shadow="none" style:join-border="false"/>
      <style:text-properties officeooo:paragraph-rsid="000a93e8"/>
    </style:style>
    <style:style style:name="P7" style:family="paragraph" style:parent-style-name="Standard" style:list-style-name="WWNum1">
      <style:paragraph-properties fo:margin-top="0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8" style:family="paragraph" style:parent-style-name="Heading_20_4">
      <style:paragraph-properties fo:margin-top="0cm" fo:margin-bottom="0.212cm" style:contextual-spacing="false" fo:line-height="115%"/>
      <style:text-properties officeooo:paragraph-rsid="000a93e8"/>
    </style:style>
    <style:style style:name="P9" style:family="paragraph" style:parent-style-name="Heading_20_5">
      <style:paragraph-properties fo:margin-top="0cm" fo:margin-bottom="0.212cm" style:contextual-spacing="false" fo:line-height="115%" fo:padding="0cm" fo:border="none"/>
      <style:text-properties officeooo:paragraph-rsid="000a93e8"/>
    </style:style>
    <style:style style:name="P10" style:family="paragraph" style:parent-style-name="Standard" style:list-style-name="WWNum8">
      <style:paragraph-properties fo:margin-top="0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11" style:family="paragraph" style:parent-style-name="Standard" style:list-style-name="WWNum9">
      <style:paragraph-properties fo:line-height="115%" fo:padding="0cm" fo:border="none" style:shadow="none" style:join-border="false"/>
      <style:text-properties officeooo:paragraph-rsid="000a93e8"/>
    </style:style>
    <style:style style:name="P12" style:family="paragraph" style:parent-style-name="Standard" style:list-style-name="WWNum9">
      <style:paragraph-properties fo:margin-top="0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13" style:family="paragraph" style:parent-style-name="Standard" style:list-style-name="WWNum10">
      <style:paragraph-properties fo:line-height="115%" fo:padding="0cm" fo:border="none" style:shadow="none" style:join-border="false"/>
      <style:text-properties officeooo:paragraph-rsid="000a93e8"/>
    </style:style>
    <style:style style:name="P14" style:family="paragraph" style:parent-style-name="Standard" style:list-style-name="WWNum10">
      <style:paragraph-properties fo:margin-top="0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15" style:family="paragraph" style:parent-style-name="Standard" style:list-style-name="WWNum11">
      <style:paragraph-properties fo:line-height="115%" fo:padding="0cm" fo:border="none" style:shadow="none" style:join-border="false"/>
      <style:text-properties officeooo:paragraph-rsid="000a93e8"/>
    </style:style>
    <style:style style:name="P16" style:family="paragraph" style:parent-style-name="Standard" style:list-style-name="WWNum11">
      <style:paragraph-properties fo:margin-top="0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17" style:family="paragraph" style:parent-style-name="Standard">
      <style:text-properties fo:color="#1b1c1d" loext:opacity="100%" style:font-name="Google Sans" fo:font-size="12pt" fo:font-weight="bold" officeooo:paragraph-rsid="000a93e8" style:font-name-asian="Google Sans1" style:font-size-asian="12pt" style:font-weight-asian="bold" style:font-name-complex="Google Sans1" style:font-size-complex="12pt"/>
    </style:style>
    <style:style style:name="P18" style:family="paragraph" style:parent-style-name="Heading_20_4">
      <style:paragraph-properties fo:margin-top="0cm" fo:margin-bottom="0.212cm" style:contextual-spacing="false" fo:line-height="115%" fo:break-before="page" fo:padding="0cm" fo:border="none"/>
      <style:text-properties officeooo:paragraph-rsid="000a93e8"/>
    </style:style>
    <style:style style:name="P19" style:family="paragraph" style:parent-style-name="Standard" style:list-style-name="WWNum12">
      <style:paragraph-properties fo:line-height="115%" fo:padding="0cm" fo:border="none" style:shadow="none" style:join-border="false"/>
      <style:text-properties officeooo:paragraph-rsid="000a93e8"/>
    </style:style>
    <style:style style:name="P20" style:family="paragraph" style:parent-style-name="Standard" style:list-style-name="WWNum12">
      <style:paragraph-properties fo:line-height="115%" fo:padding="0cm" fo:border="none" style:shadow="none" style:join-border="false"/>
      <style:text-properties fo:color="#1b1c1d" loext:opacity="100%" style:font-name="Google Sans Text" fo:font-weight="bold" officeooo:paragraph-rsid="000a93e8" style:font-name-asian="Google Sans Text1" style:font-weight-asian="bold" style:font-name-complex="Google Sans Text1"/>
    </style:style>
    <style:style style:name="P21" style:family="paragraph" style:parent-style-name="Standard" style:list-style-name="WWNum13">
      <style:paragraph-properties fo:line-height="115%" fo:padding="0cm" fo:border="none" style:shadow="none" style:join-border="false"/>
      <style:text-properties fo:color="#1b1c1d" loext:opacity="100%" style:font-name="Google Sans Text" officeooo:paragraph-rsid="000a93e8" style:font-name-asian="Google Sans Text1" style:font-name-complex="Google Sans Text1"/>
    </style:style>
    <style:style style:name="P22" style:family="paragraph" style:parent-style-name="Standard" style:list-style-name="WWNum14">
      <style:paragraph-properties fo:margin-top="0cm" fo:margin-bottom="0.212cm" style:contextual-spacing="false" fo:line-height="115%" fo:padding="0cm" fo:border="none" style:shadow="none" style:join-border="false"/>
      <style:text-properties fo:color="#1b1c1d" loext:opacity="100%" style:font-name="Google Sans Text" officeooo:paragraph-rsid="000a93e8" style:font-name-asian="Google Sans Text1" style:font-name-complex="Google Sans Text1"/>
    </style:style>
    <style:style style:name="P23" style:family="paragraph" style:parent-style-name="Standard">
      <style:paragraph-properties fo:margin-top="0.423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24" style:family="paragraph" style:parent-style-name="Standard" style:list-style-name="WWNum15">
      <style:paragraph-properties fo:line-height="115%" fo:padding="0cm" fo:border="none" style:shadow="none" style:join-border="false"/>
      <style:text-properties officeooo:paragraph-rsid="000a93e8"/>
    </style:style>
    <style:style style:name="P25" style:family="paragraph" style:parent-style-name="Standard" style:list-style-name="WWNum15">
      <style:paragraph-properties fo:line-height="115%" fo:padding="0cm" fo:border="none" style:shadow="none" style:join-border="false"/>
      <style:text-properties fo:color="#1b1c1d" loext:opacity="100%" style:font-name="Google Sans Text" fo:font-weight="bold" officeooo:paragraph-rsid="000a93e8" style:font-name-asian="Google Sans Text1" style:font-weight-asian="bold" style:font-name-complex="Google Sans Text1"/>
    </style:style>
    <style:style style:name="P26" style:family="paragraph" style:parent-style-name="Standard" style:list-style-name="WWNum16">
      <style:paragraph-properties fo:line-height="115%" fo:padding="0cm" fo:border="none" style:shadow="none" style:join-border="false"/>
      <style:text-properties fo:color="#1b1c1d" loext:opacity="100%" style:font-name="Google Sans Text" officeooo:paragraph-rsid="000a93e8" style:font-name-asian="Google Sans Text1" style:font-name-complex="Google Sans Text1"/>
    </style:style>
    <style:style style:name="P27" style:family="paragraph" style:parent-style-name="Standard" style:list-style-name="WWNum16">
      <style:paragraph-properties fo:margin-top="0cm" fo:margin-bottom="0.212cm" style:contextual-spacing="false" fo:line-height="115%" fo:padding="0cm" fo:border="none" style:shadow="none" style:join-border="false"/>
      <style:text-properties fo:color="#1b1c1d" loext:opacity="100%" style:font-name="Google Sans Text" officeooo:paragraph-rsid="000a93e8" style:font-name-asian="Google Sans Text1" style:font-name-complex="Google Sans Text1"/>
    </style:style>
    <style:style style:name="P28" style:family="paragraph" style:parent-style-name="Standard" style:list-style-name="WWNum17">
      <style:paragraph-properties fo:line-height="115%" fo:padding="0cm" fo:border="none" style:shadow="none" style:join-border="false"/>
      <style:text-properties officeooo:paragraph-rsid="000a93e8"/>
    </style:style>
    <style:style style:name="P29" style:family="paragraph" style:parent-style-name="Standard" style:list-style-name="WWNum17">
      <style:paragraph-properties fo:line-height="115%" fo:padding="0cm" fo:border="none" style:shadow="none" style:join-border="false"/>
      <style:text-properties fo:color="#1b1c1d" loext:opacity="100%" style:font-name="Google Sans Text" fo:font-weight="bold" officeooo:paragraph-rsid="000a93e8" style:font-name-asian="Google Sans Text1" style:font-weight-asian="bold" style:font-name-complex="Google Sans Text1"/>
    </style:style>
    <style:style style:name="P30" style:family="paragraph" style:parent-style-name="Standard" style:list-style-name="WWNum18">
      <style:paragraph-properties fo:line-height="115%" fo:padding="0cm" fo:border="none" style:shadow="none" style:join-border="false"/>
      <style:text-properties fo:color="#1b1c1d" loext:opacity="100%" style:font-name="Google Sans Text" officeooo:paragraph-rsid="000a93e8" style:font-name-asian="Google Sans Text1" style:font-name-complex="Google Sans Text1"/>
    </style:style>
    <style:style style:name="P31" style:family="paragraph" style:parent-style-name="Standard" style:list-style-name="WWNum18">
      <style:paragraph-properties fo:margin-top="0cm" fo:margin-bottom="0.212cm" style:contextual-spacing="false" fo:line-height="115%" fo:padding="0cm" fo:border="none" style:shadow="none" style:join-border="false"/>
      <style:text-properties officeooo:paragraph-rsid="000a93e8"/>
    </style:style>
    <style:style style:name="P32" style:family="paragraph" style:parent-style-name="Standard" style:list-style-name="WWNum12">
      <style:paragraph-properties fo:line-height="115%" fo:padding="0cm" fo:border="none" style:shadow="none" style:join-border="false"/>
      <style:text-properties fo:color="#1b1c1d" loext:opacity="100%" style:font-name="Google Sans Text" fo:font-weight="normal" officeooo:paragraph-rsid="000a93e8" style:font-name-asian="Google Sans Text1" style:font-weight-asian="normal" style:font-name-complex="Google Sans Text1" style:font-weight-complex="normal"/>
    </style:style>
    <style:style style:name="P33" style:family="paragraph" style:parent-style-name="Standard">
      <style:paragraph-properties fo:line-height="115%" fo:padding="0cm" fo:border="none" style:shadow="none" style:join-border="false"/>
      <style:text-properties fo:color="#1b1c1d" loext:opacity="100%" style:font-name="Google Sans Text" fo:font-weight="bold" officeooo:paragraph-rsid="000a93e8" style:font-name-asian="Google Sans Text1" style:font-weight-asian="bold" style:font-name-complex="Google Sans Text1"/>
    </style:style>
    <style:style style:name="P34" style:family="paragraph" style:parent-style-name="Standard">
      <style:text-properties officeooo:paragraph-rsid="000a93e8"/>
    </style:style>
    <style:style style:name="T1" style:family="text">
      <style:text-properties fo:color="#1b1c1d" loext:opacity="100%" style:font-name="Google Sans" style:font-name-asian="Google Sans1" style:font-name-complex="Google Sans1"/>
    </style:style>
    <style:style style:name="T2" style:family="text">
      <style:text-properties fo:color="#1b1c1d" loext:opacity="100%" style:font-name="Google Sans Text" style:font-name-asian="Google Sans Text1" style:font-name-complex="Google Sans Text1"/>
    </style:style>
    <style:style style:name="T3" style:family="text">
      <style:text-properties fo:color="#1b1c1d" loext:opacity="100%" style:font-name="Google Sans Text" fo:font-weight="bold" style:font-name-asian="Google Sans Text1" style:font-weight-asian="bold" style:font-name-complex="Google Sans Text1"/>
    </style:style>
    <style:style style:name="T4" style:family="text">
      <style:text-properties fo:font-family="Arial" style:font-family-generic="swiss"/>
    </style:style>
    <style:style style:name="T5" style:family="text">
      <style:text-properties fo:color="#1b1c1d" loext:opacity="100%" style:font-name="Google Sans Text" fo:font-style="italic" style:font-name-asian="Google Sans Text1" style:font-style-asian="italic" style:font-name-complex="Google Sans Text1"/>
    </style:style>
    <style:style style:name="T6" style:family="text">
      <style:text-properties fo:color="#1b1c1d" loext:opacity="100%" style:font-name="Google Sans Text" officeooo:rsid="000b1372" style:font-name-asian="Google Sans Text1" style:font-name-complex="Google Sans Text1"/>
    </style:style>
    <style:style style:name="T7" style:family="text">
      <style:text-properties fo:color="#1b1c1d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8" style:family="text">
      <style:text-properties officeooo:rsid="000ba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span text:style-name="T1">Documentação de Projeto: EconomizApp (Versão 1.0)</text:span></text:h>
      <text:p text:style-name="P2" loext:marker-style-name="T1"/>
      <text:h text:style-name="P3" text:outline-level="4" loext:marker-style-name="T1"><text:span text:style-name="T1">1. Visão Geral do Projeto</text:span></text:h>
      <text:p text:style-name="P4" loext:marker-style-name="T2"><text:span text:style-name="T2">O EconomizApp é uma aplicação mobile projetada para servir como uma ponte entre mercados locais e consumidores. O objetivo principal é permitir que "Clientes Administradores" (mercados) publiquem e gerenciem promoções de produtos em tempo real, e que "Clientes Comuns" (usuários) possam descobrir essas promoções sem a necessidade de cadastro, facilitando a economia e a descoberta de ofertas.</text:span></text:p>
      <text:h text:style-name="P3" text:outline-level="4" loext:marker-style-name="T1"><text:span text:style-name="T1">2. Atores do Sistema</text:span></text:h>
      <text:p text:style-name="P5" loext:marker-style-name="T2"><text:span text:style-name="T2">O sistema possui três atores principais:</text:span></text:p>
      <text:list text:style-name="WWNum1">
        <text:list-item>
          <text:p text:style-name="P6"><text:span text:style-name="T3">Cliente Administrador (Mercado):</text:span><text:span text:style-name="T2"> A entidade (pessoa jurídica) que se cadastra no sistema para publicar e gerenciar produtos em promoção. Este ator é um provedor de conteúdo.</text:span></text:p>
        </text:list-item>
        <text:list-item>
          <text:p text:style-name="P7"><text:span text:style-name="T3">Cliente Comum (Usuário):</text:span><text:span text:style-name="T2"> O consumidor final anônimo que utiliza o aplicativo para consultar mercados e suas respectivas promoções. Este ator é um consumidor de conteúdo.</text:span></text:p>
        </text:list-item>
        <text:list-item>
          <text:p text:style-name="P7"><text:span text:style-name="T3">Super Usuário:</text:span> <text:span text:style-name="T4">Um usuário administrador da aplicação com privilégios de atuação tanto sobre a interface do administrador de mercado quanto sobre os clientes comuns, previamente cadastrado junto com a criação da aplicação.</text:span></text:p>
        </text:list-item>
      </text:list>
      <text:h text:style-name="P8" text:outline-level="4" loext:marker-style-name="T1"><text:span text:style-name="T1">3. Requisitos Funcionais (RF)</text:span></text:h>
      <text:h text:style-name="P9" text:outline-level="5" loext:marker-style-name="T1"><text:span text:style-name="T1">RF-G (Geral)</text:span></text:h>
      <text:list text:style-name="WWNum8">
        <text:list-item>
          <text:p text:style-name="P10"><text:span text:style-name="T3">RF001:</text:span><text:span text:style-name="T2"> O sistema deve possuir duas interfaces (ou modos) distintas: uma para o Cliente Administrador e outra para o Cliente Comum.</text:span></text:p>
        </text:list-item>
      </text:list>
      <text:h text:style-name="P9" text:outline-level="5" loext:marker-style-name="T1"><text:span text:style-name="T1">RF-A (Módulo Administrador - Mercado)</text:span></text:h>
      <text:list text:style-name="WWNum9">
        <text:list-item>
          <text:p text:style-name="P11"><text:span text:style-name="T3">RF-A001:</text:span><text:span text:style-name="T2"> O admin deve poder realizar um cadastro de conta de mercado, fornecendo: foto (logo), e-mail, senha, endereço completo e telefone.</text:span></text:p>
        </text:list-item>
        <text:list-item>
          <text:p text:style-name="P11"><text:span text:style-name="T3">RF-A002:</text:span><text:span text:style-name="T2"> O sistema deve validar o e-mail (formato e unicidade) durante o cadastro.</text:span></text:p>
        </text:list-item>
        <text:list-item>
          <text:p text:style-name="P11"><text:span text:style-name="T3">RF-A003:</text:span><text:span text:style-name="T2"> O admin deve poder realizar login usando e-mail e senha.</text:span></text:p>
        </text:list-item>
        <text:list-item>
          <text:p text:style-name="P11"><text:span text:style-name="T3">RF-A004:</text:span><text:span text:style-name="T2"> (Implícito) O admin deve poder realizar a recuperação de senha (ex: "Esqueci minha senha").</text:span></text:p>
        </text:list-item>
        <text:list-item>
          <text:p text:style-name="P11"><text:span text:style-name="T3">RF-A005:</text:span><text:span text:style-name="T2"> O admin deve poder editar as informações de seu perfil (foto, endereço, telefone).</text:span></text:p>
        </text:list-item>
        <text:list-item>
          <text:p text:style-name="P11"><text:span text:style-name="T3">RF-A006:</text:span><text:span text:style-name="T2"> O admin (logado) deve poder cadastrar um novo produto em promoção, informando: foto do produto, preço promocional, tempo de promoção (data/hora de início e fim) e descrição.</text:span></text:p>
        </text:list-item>
        <text:list-item>
          <text:p text:style-name="P11"><text:span text:style-name="T3">RF-A007:</text:span><text:span text:style-name="T2"> O admin (logado) deve poder editar as informações de um produto em promoção cadastrado.</text:span></text:p>
        </text:list-item>
        <text:list-item>
          <text:p text:style-name="P11"><text:span text:style-name="T3">RF-A008:</text:span><text:span text:style-name="T2"> O admin (logado) deve poder remover um produto em promoção.</text:span></text:p>
        </text:list-item>
        <text:list-item>
          <text:p text:style-name="P12"><text:span text:style-name="T3">RF-A009:</text:span><text:span text:style-name="T2"> O admin (logado) deve poder visualizar uma lista de todos os seus produtos em promoção (ativos e talvez inativos).</text:span></text:p>
        </text:list-item>
      </text:list>
      <text:h text:style-name="P9" text:outline-level="5" loext:marker-style-name="T1"><text:soft-page-break/><text:span text:style-name="T1">RF-C (Módulo Cliente Comum - Usuário)</text:span></text:h>
      <text:list text:style-name="WWNum10">
        <text:list-item>
          <text:p text:style-name="P13"><text:span text:style-name="T3">RF-C001:</text:span><text:span text:style-name="T2"> O usuário deve poder acessar o aplicativo sem a necessidade de cadastro ou login.</text:span></text:p>
        </text:list-item>
        <text:list-item>
          <text:p text:style-name="P13"><text:span text:style-name="T3">RF-C002:</text:span><text:span text:style-name="T2"> O usuário deve poder visualizar uma lista de mercados cadastrados.</text:span></text:p>
        </text:list-item>
        <text:list-item>
          <text:p text:style-name="P13"><text:span text:style-name="T3">RF-C003:</text:span><text:span text:style-name="T2"> O usuário deve poder realizar pesquisas de mercados (ex: por nome).</text:span></text:p>
        </text:list-item>
        <text:list-item>
          <text:p text:style-name="P13"><text:span text:style-name="T3">RF-C004:</text:span><text:span text:style-name="T2"> O usuário deve poder visualizar a página de perfil de um mercado (com suas informações: foto, endereço, telefone).</text:span></text:p>
        </text:list-item>
        <text:list-item>
          <text:p text:style-name="P13"><text:span text:style-name="T3">RF-C005:</text:span><text:span text:style-name="T2"> O usuário, ao acessar a página de um mercado, deve poder visualizar a lista de produtos em promoção ativos daquele mercado.</text:span></text:p>
        </text:list-item>
        <text:list-item>
          <text:p text:style-name="P14"><text:span text:style-name="T3">RF-C006:</text:span><text:span text:style-name="T2"> O usuário deve poder visualizar os detalhes de um produto em promoção (foto, preço, descrição, validade da promoção).</text:span></text:p>
        </text:list-item>
      </text:list>
      <text:h text:style-name="P3" text:outline-level="4" loext:marker-style-name="T1"><text:span text:style-name="T1">4. Requisitos Não Funcionais (RNF)</text:span></text:h>
      <text:list text:style-name="WWNum11">
        <text:list-item>
          <text:p text:style-name="P15"><text:span text:style-name="T3">RNF001 (Plataforma):</text:span><text:span text:style-name="T2"> A aplicação deve ser desenvolvida em Flutter, visando compatibilidade somente com Android.</text:span></text:p>
        </text:list-item>
        <text:list-item>
          <text:p text:style-name="P15"><text:span text:style-name="T3">RNF002 (Desempenho):</text:span><text:span text:style-name="T2"> O carregamento das listas (mercados e produtos) deve ser otimizado.</text:span></text:p>
        </text:list-item>
        <text:list-item>
          <text:p text:style-name="P15"><text:span text:style-name="T3">RNF003 (Usabilidade):</text:span><text:span text:style-name="T2"> A interface deve ser intuitiva e limpa.</text:span></text:p>
        </text:list-item>
        <text:list-item>
          <text:p text:style-name="P15"><text:span text:style-name="T3">RNF004 (Segurança):</text:span><text:span text:style-name="T2"> As senhas dos administradores devem ser armazenadas no banco de dados.</text:span></text:p>
        </text:list-item>
        <text:list-item>
          <text:p text:style-name="P15"><text:span text:style-name="T3">RNF005 (Segurança):</text:span><text:span text:style-name="T2"> Toda a comunicação entre o aplicativo e o backend deve ser realizada via protocolo seguro.</text:span></text:p>
        </text:list-item>
        <text:list-item>
          <text:p text:style-name="P15"><text:span text:style-name="T3">RNF006 (Armazenamento):</text:span><text:span text:style-name="T2"> As fotos (logos, produtos) devem ser armazenadas em um serviço de </text:span><text:span text:style-name="T5">storage</text:span><text:span text:style-name="T2"> gratuito </text:span><text:span text:style-name="T6">(Supabase)</text:span><text:span text:style-name="T2"> e não diretamente no banco de dados.</text:span></text:p>
        </text:list-item>
        <text:list-item>
          <text:p text:style-name="P16"><text:span text:style-name="T3">RNF007 (Confiabilidade):</text:span><text:span text:style-name="T2"> O sistema deve gerenciar o estado da promoção: produtos com "tempo de promoção" expirado não devem ser exibidos para o Cliente Comum.</text:span></text:p>
        </text:list-item>
      </text:list>
      <text:p text:style-name="P17" loext:marker-style-name="T7"/>
      <text:h text:style-name="P18" text:outline-level="4" loext:marker-style-name="T1"><text:span text:style-name="T1">5. Casos de Uso (Use Cases)</text:span></text:h>
      <text:p text:style-name="P5" loext:marker-style-name="T3"><text:span text:style-name="T3">UC-01: Cadastrar Conta de Mercado</text:span></text:p>
      <text:list xml:id="list3957771978" text:style-name="WWNum12">
        <text:list-item>
          <text:p text:style-name="P19"><text:span text:style-name="T3">Ator:</text:span><text:span text:style-name="T2"> Cliente Administrador (Mercado)</text:span></text:p>
        </text:list-item>
        <text:list-item>
          <text:p text:style-name="P19"><text:span text:style-name="T3">Objetivo:</text:span><text:span text:style-name="T2"> Criar uma nova conta de mercado no sistema.</text:span></text:p>
        </text:list-item>
        <text:list-item>
          <text:p text:style-name="P20">Fluxo Principal:</text:p>
        </text:list-item>
      </text:list>
      <text:list text:style-name="WWNum13">
        <text:list-item>
          <text:list>
            <text:list-item>
              <text:p text:style-name="P21">O admin abre o app e seleciona a opção "Cadastrar meu Mercado".</text:p>
            </text:list-item>
            <text:list-item>
              <text:p text:style-name="P21">O sistema apresenta um formulário com os campos: foto, e-mail, senha, confirmação de senha, endereço e telefone.</text:p>
            </text:list-item>
            <text:list-item>
              <text:p text:style-name="P21">O admin preenche todos os campos e submete o formulário.</text:p>
            </text:list-item>
            <text:list-item>
              <text:p text:style-name="P21">O sistema valida os dados (formato de e-mail, unicidade de e-mail, senhas coincidem).</text:p>
            </text:list-item>
            <text:list-item>
              <text:p text:style-name="P21">O sistema cria a conta no banco de dados e armazena a foto.</text:p>
            </text:list-item>
            <text:list-item>
              <text:p text:style-name="P21">O sistema redireciona o admin para a tela de login ou para o painel principal (já logado).</text:p>
            </text:list-item>
          </text:list>
        </text:list-item>
      </text:list>
      <text:list xml:id="list151441734317231" text:continue-list="list3957771978" text:style-name="WWNum12">
        <text:list-item>
          <text:p text:style-name="P20">Fluxo de Exceção (E-mail já existe):</text:p>
        </text:list-item>
      </text:list>
      <text:list text:style-name="WWNum14">
        <text:list-item>
          <text:list>
            <text:list-item>
              <text:p text:style-name="P22">No passo 4, se o e-mail já estiver cadastrado, o sistema exibe uma mensagem de erro e solicita um novo e-mail.</text:p>
            </text:list-item>
          </text:list>
        </text:list-item>
      </text:list>
      <text:p text:style-name="P23" loext:marker-style-name="T3"><text:span text:style-name="T3">UC-02: Publicar Produto em Promoção</text:span></text:p>
      <text:list text:style-name="WWNum15">
        <text:list-item>
          <text:p text:style-name="P24"><text:span text:style-name="T3">Ator:</text:span><text:span text:style-name="T2"> Cliente Administrador (Logado)</text:span></text:p>
        </text:list-item>
        <text:list-item>
          <text:p text:style-name="P24"><text:span text:style-name="T3">Objetivo:</text:span><text:span text:style-name="T2"> Adicionar um novo produto à lista de promoções visível aos usuários.</text:span></text:p>
        </text:list-item>
        <text:list-item>
          <text:p text:style-name="P24"><text:span text:style-name="T3">Pré-condição:</text:span><text:span text:style-name="T2"> O admin deve estar autenticado.</text:span></text:p>
        </text:list-item>
        <text:list-item>
          <text:p text:style-name="P25">Fluxo Principal:</text:p>
        </text:list-item>
      </text:list>
      <text:list text:style-name="WWNum16">
        <text:list-item>
          <text:list>
            <text:list-item>
              <text:p text:style-name="P26">O admin acessa seu painel de controle e seleciona "Adicionar Produto".</text:p>
            </text:list-item>
            <text:list-item>
              <text:p text:style-name="P26">O sistema apresenta um formulário com os campos: foto do produto, preço, tempo de promoção (data/hora de início e fim), descrição.</text:p>
            </text:list-item>
            <text:list-item>
              <text:p text:style-name="P26">O admin preenche os campos e submete.</text:p>
            </text:list-item>
            <text:list-item>
              <text:p text:style-name="P26">O sistema salva o produto no banco de dados, associando-o ao ID do mercado.</text:p>
            </text:list-item>
            <text:list-item>
              <text:p text:style-name="P27">O produto torna-se visível para os Clientes Comuns (se estiver dentro do "tempo de promoção").</text:p>
            </text:list-item>
          </text:list>
        </text:list-item>
      </text:list>
      <text:p text:style-name="P23" loext:marker-style-name="T3"><text:span text:style-name="T3">UC-03: Consultar Promoções por Mercado</text:span></text:p>
      <text:list text:style-name="WWNum17">
        <text:list-item>
          <text:p text:style-name="P28"><text:span text:style-name="T3">Ator:</text:span><text:span text:style-name="T2"> Cliente Comum (Usuário)</text:span></text:p>
        </text:list-item>
        <text:list-item>
          <text:p text:style-name="P28"><text:span text:style-name="T3">Objetivo:</text:span><text:span text:style-name="T2"> Visualizar as promoções de um mercado específico.</text:span></text:p>
        </text:list-item>
        <text:list-item>
          <text:p text:style-name="P29">Fluxo Principal:</text:p>
        </text:list-item>
      </text:list>
      <text:list text:style-name="WWNum18">
        <text:list-item>
          <text:list>
            <text:list-item>
              <text:p text:style-name="P30">O usuário abre o aplicativo. O sistema exibe a lista de mercados cadastrados (RF-C002).</text:p>
            </text:list-item>
            <text:list-item>
              <text:p text:style-name="P30">O usuário pode rolar a lista ou usar a barra de pesquisa para encontrar um mercado (RF-C003).</text:p>
            </text:list-item>
            <text:list-item>
              <text:p text:style-name="P30">O usuário seleciona um mercado da lista.</text:p>
            </text:list-item>
            <text:list-item>
              <text:p text:style-name="P30">O sistema navega para a página de perfil daquele mercado (RF-C004).</text:p>
            </text:list-item>
            <text:list-item>
              <text:p text:style-name="P31"><text:span text:style-name="T2">Nesta página, o sistema exibe os detalhes do mercado e uma lista de todos os seus produtos em promoção </text:span><text:span text:style-name="T5">ativos</text:span><text:span text:style-name="T2"> (RF-C005, RNF007).</text:span></text:p>
            </text:list-item>
          </text:list>
        </text:list-item>
      </text:list>
      <text:p text:style-name="P5" loext:marker-style-name="T3"><text:soft-page-break/><text:span text:style-name="T3">UC-04: Gerenciar Aplicação</text:span></text:p>
      <text:list text:continue-list="list151441734317231" text:style-name="WWNum12">
        <text:list-item>
          <text:p text:style-name="P19"><text:span text:style-name="T3">Ator:</text:span><text:span text:style-name="T2"> Super Usuário</text:span></text:p>
        </text:list-item>
        <text:list-item>
          <text:p text:style-name="P19"><text:span text:style-name="T3">Objetivo:</text:span><text:span text:style-name="T2"> Gerenciar a Aplicação como um todo.</text:span></text:p>
        </text:list-item>
        <text:list-item>
          <text:p text:style-name="P20">Fluxo Principal:</text:p>
          <text:list>
            <text:list-item>
              <text:p text:style-name="P32">Este usuário deve ter acesso a uma interface onde tem total controle sobre a aplicação. <text:span text:style-name="T8">Isso inclui poder excluir e editar mercados e excluir e editar os produtos dos mercados.</text:span></text:p>
            </text:list-item>
          </text:list>
        </text:list-item>
      </text:list>
      <text:p text:style-name="P33" loext:marker-style-name="T3"/>
      <text:p text:style-name="P34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oogle Sans" svg:font-family="'Google Sans'" style:font-family-generic="swiss" style:font-pitch="variable"/>
    <style:font-face style:name="Google Sans Text" svg:font-family="'Google Sans Text'" style:font-family-generic="swiss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23cm" fo:margin-bottom="0.423cm" style:contextual-spacing="false" fo:padding="0cm" fo:border="none" style:shadow="none" style:join-border="false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5cm" fo:margin-bottom="0.45cm" style:contextual-spacing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45cm" fo:margin-bottom="0.45cm" style:contextual-spacing="false" fo:padding="0cm" fo:border="none" style:shadow="none" style:join-border="false"/>
      <style:text-properties fo:font-size="9pt" fo:font-weight="bold" style:font-size-asian="9pt" style:font-weight-asian="bold" style:font-size-complex="9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6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6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7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7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7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8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8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8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9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9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9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9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0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0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0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0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1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bullet text:level="3" text:style-name="ListLabel_20_1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2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2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2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3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3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3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bullet text:level="3" text:style-name="ListLabel_20_13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4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4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4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bullet text:level="3" text:style-name="ListLabel_20_1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5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5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bullet text:level="3" text:style-name="ListLabel_20_15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5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6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6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8.3.2$Linux_X86_64 LibreOffice_project/580$Build-2</meta:generator>
    <dc:date>2025-11-26T15:10:24.104577095</dc:date>
    <meta:editing-duration>PT14M14S</meta:editing-duration>
    <meta:editing-cycles>4</meta:editing-cycles>
    <meta:document-statistic meta:table-count="0" meta:image-count="0" meta:object-count="0" meta:page-count="4" meta:paragraph-count="73" meta:word-count="987" meta:character-count="6020" meta:non-whitespace-character-count="5164"/>
  </office:meta>
</office:document-meta>
</file>